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adornments="Regular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11111" draw:fill-color="#cccccc" draw:textarea-horizontal-align="justify" draw:textarea-vertical-align="middle" draw:auto-grow-height="false" fo:min-height="6.608cm" fo:min-width="0.897cm"/>
    </style:style>
    <style:style style:name="gr2" style:family="graphic" style:parent-style-name="standard">
      <style:graphic-properties draw:textarea-horizontal-align="justify" draw:textarea-vertical-align="middle" draw:auto-grow-height="false" fo:min-height="1.274cm" fo:min-width="2.04cm"/>
    </style:style>
    <style:style style:name="gr3" style:family="graphic" style:parent-style-name="standard">
      <style:graphic-properties svg:stroke-color="#111111" draw:fill-color="#cccccc" draw:textarea-horizontal-align="justify" draw:textarea-vertical-align="middle" draw:auto-grow-height="false" fo:min-height="5.973cm" fo:min-width="0.897cm"/>
    </style:style>
    <style:style style:name="gr4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-color="#cccccc"/>
      <style:paragraph-properties fo:text-align="center"/>
      <style:text-properties style:font-name="Times New Roman" fo:font-style="italic"/>
    </style:style>
    <style:style style:name="P2" style:family="paragraph">
      <style:paragraph-properties fo:text-align="center"/>
      <style:text-properties style:font-name="Times New Roman" fo:font-style="italic"/>
    </style:style>
    <style:style style:name="P3" style:family="paragraph">
      <style:text-properties style:font-name="Times New Roman" fo:font-style="italic"/>
    </style:style>
    <style:style style:name="P4" style:family="paragraph">
      <loext:graphic-properties draw:fill="none" draw:fill-color="#ffffff"/>
      <style:text-properties style:font-name="Times New Roman" fo:font-style="italic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style:font-name="Times New Roman1" style:font-name-asian="Times New Roman1" style:font-name-complex="Times New Roman1"/>
    </style:style>
    <style:style style:name="T2" style:family="text">
      <style:text-properties style:text-position="-33% 58%" style:font-name="Times New Roman" style:font-name-asian="Times New Roman1" style:font-name-complex="Times New Roman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.397cm" svg:height="6.858cm" svg:x="1.563cm" svg:y="4.19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.54cm" svg:height="1.524cm" svg:x="0.928cm" svg:y="0.127cm">
            <text:p text:style-name="P2">m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397cm" svg:height="6.858cm" svg:x="6.463cm" svg:y="4.19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.54cm" svg:height="1.524cm" svg:x="5.935cm" svg:y="2.667cm">
            <text:p text:style-name="P2">m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397cm" svg:height="6.223cm" svg:x="11.263cm" svg:y="4.82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.54cm" svg:height="1.524cm" svg:x="10.634cm" svg:y="3.302cm">
            <text:p text:style-name="P2">m</text:p>
            <draw:enhanced-geometry svg:viewBox="0 0 21600 21600" draw:type="rectangle" draw:enhanced-path="M 0 0 L 21600 0 21600 21600 0 21600 0 0 Z N"/>
          </draw:custom-shape>
          <draw:line draw:style-name="gr4" draw:text-style-name="P2" draw:layer="layout" svg:x1="0.166cm" svg:y1="4.191cm" svg:x2="0.166cm" svg:y2="1.651cm">
            <text:p text:style-name="P2"/>
          </draw:line>
          <draw:frame draw:style-name="gr5" draw:text-style-name="P4" draw:layer="layout" svg:width="0.82cm" svg:height="0.95cm" svg:x="0.293cm" svg:y="2.479cm">
            <draw:text-box>
              <text:p text:style-name="P3">h</text:p>
            </draw:text-box>
          </draw:frame>
          <draw:frame draw:style-name="gr5" draw:text-style-name="P4" draw:layer="layout" svg:width="1.416cm" svg:height="1.101cm" svg:x="9.037cm" svg:y="2.201cm">
            <draw:text-box>
              <text:p text:style-name="P3"><text:span text:style-name="T1">δ</text:span><text:span text:style-name="T2">max</text:span></text:p>
            </draw:text-box>
          </draw:frame>
          <draw:line draw:style-name="gr6" draw:text-style-name="P5" draw:layer="layout" svg:x1="7.913cm" svg:y1="4.191cm" svg:x2="10.072cm" svg:y2="4.191cm">
            <text:p/>
          </draw:line>
          <draw:line draw:style-name="gr6" draw:text-style-name="P5" draw:layer="layout" svg:x1="9.056cm" svg:y1="4.826cm" svg:x2="11.215cm" svg:y2="4.826cm">
            <text:p/>
          </draw:line>
          <draw:line draw:style-name="gr7" draw:text-style-name="P5" draw:layer="layout" svg:x1="9.437cm" svg:y1="3.175cm" svg:x2="9.437cm" svg:y2="4.191cm">
            <text:p/>
          </draw:line>
          <draw:line draw:style-name="gr7" draw:text-style-name="P5" draw:layer="layout" svg:x1="9.437cm" svg:y1="5.842cm" svg:x2="9.437cm" svg:y2="4.826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adornments="Regular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.208cm" fo:page-height="11.17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4T16:34:50.312409884</meta:creation-date>
    <dc:date>2017-03-14T16:41:19.384034725</dc:date>
    <meta:editing-duration>PT6M30S</meta:editing-duration>
    <meta:editing-cycles>1</meta:editing-cycles>
    <meta:document-statistic meta:object-count="14"/>
    <meta:generator>LibreOffice/5.3.0.3$Linux_X86_64 LibreOffice_project/30m0$Build-3</meta:generator>
  </office:meta>
</office:document-meta>
</file>